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Helvetica" svg:font-family="Helvetica, Arial, sans-serif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Text_20_body">
      <style:text-properties officeooo:paragraph-rsid="00226406"/>
    </style:style>
    <style:style style:name="P2" style:family="paragraph" style:parent-style-name="Text_20_body">
      <style:text-properties officeooo:rsid="0038fe53" officeooo:paragraph-rsid="0038fe53"/>
    </style:style>
    <style:style style:name="P3" style:family="paragraph" style:parent-style-name="Text_20_body">
      <style:text-properties officeooo:rsid="00226406" officeooo:paragraph-rsid="002add3b"/>
    </style:style>
    <style:style style:name="P4" style:family="paragraph" style:parent-style-name="Text_20_body">
      <style:text-properties officeooo:rsid="003b343b" officeooo:paragraph-rsid="003b343b"/>
    </style:style>
    <style:style style:name="P5" style:family="paragraph" style:parent-style-name="Text_20_body">
      <style:text-properties officeooo:rsid="003e4f94" officeooo:paragraph-rsid="003e4f94"/>
    </style:style>
    <style:style style:name="P6" style:family="paragraph" style:parent-style-name="Text_20_body">
      <style:text-properties officeooo:rsid="003f149c" officeooo:paragraph-rsid="003f149c"/>
    </style:style>
    <style:style style:name="P7" style:family="paragraph" style:parent-style-name="Text_20_body">
      <style:text-properties officeooo:rsid="00400a6b" officeooo:paragraph-rsid="00400a6b"/>
    </style:style>
    <style:style style:name="P8" style:family="paragraph" style:parent-style-name="Text_20_body">
      <style:text-properties officeooo:rsid="00411f0a" officeooo:paragraph-rsid="00411f0a"/>
    </style:style>
    <style:style style:name="P9" style:family="paragraph" style:parent-style-name="Text_20_body">
      <style:text-properties officeooo:rsid="00430f3a" officeooo:paragraph-rsid="00430f3a"/>
    </style:style>
    <style:style style:name="P10" style:family="paragraph" style:parent-style-name="Text_20_body">
      <style:text-properties officeooo:rsid="00448de9" officeooo:paragraph-rsid="00448de9"/>
    </style:style>
    <style:style style:name="P11" style:family="paragraph" style:parent-style-name="Text_20_body">
      <style:text-properties officeooo:rsid="0044c085" officeooo:paragraph-rsid="0044c085"/>
    </style:style>
    <style:style style:name="P12" style:family="paragraph" style:parent-style-name="Text_20_body" style:list-style-name="L1">
      <style:text-properties officeooo:rsid="003b2c6e" officeooo:paragraph-rsid="003b2c6e"/>
    </style:style>
    <style:style style:name="P13" style:family="paragraph" style:parent-style-name="Text_20_body" style:list-style-name="L1">
      <style:text-properties officeooo:rsid="003d11cd" officeooo:paragraph-rsid="003d11cd"/>
    </style:style>
    <style:style style:name="P14" style:family="paragraph" style:parent-style-name="Text_20_body" style:list-style-name="L1">
      <style:text-properties officeooo:rsid="00342400" officeooo:paragraph-rsid="00342400"/>
    </style:style>
    <style:style style:name="P15" style:family="paragraph" style:parent-style-name="Heading_20_2">
      <style:text-properties officeooo:rsid="003b2c6e" officeooo:paragraph-rsid="003b2c6e"/>
    </style:style>
    <style:style style:name="P16" style:family="paragraph" style:parent-style-name="Heading_20_1">
      <style:text-properties officeooo:rsid="0038fe53" officeooo:paragraph-rsid="0038fe53"/>
    </style:style>
    <style:style style:name="T1" style:family="text">
      <style:text-properties officeooo:rsid="0038fe53"/>
    </style:style>
    <style:style style:name="T2" style:family="text">
      <style:text-properties officeooo:rsid="003b343b"/>
    </style:style>
    <style:style style:name="T3" style:family="text">
      <style:text-properties officeooo:rsid="00400a6b"/>
    </style:style>
    <style:style style:name="T4" style:family="text">
      <style:text-properties officeooo:rsid="00411f0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Threads' cooperation</text:h>
      <text:p text:style-name="P1"/>
      <text:p text:style-name="P1"/>
      <text:list xml:id="list4209430480" text:style-name="L1">
        <text:list-item>
          <text:p text:style-name="P12">Definition</text:p>
        </text:list-item>
        <text:list-item>
          <text:p text:style-name="P13">wait, notify and notifyAll</text:p>
        </text:list-item>
        <text:list-item>
          <text:p text:style-name="P13">wait and <text:span text:style-name="T3">monitor</text:span></text:p>
          <text:p text:style-name="P14"/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5" text:outline-level="2"><text:soft-page-break/>Definition</text:h>
      <text:p text:style-name="P2"/>
      <text:p text:style-name="P2"/>
      <text:p text:style-name="P4">Cooperation <text:span text:style-name="T1">enables threads to work together towards a common goal</text:span></text:p>
      <text:p text:style-name="P2"><text:span text:style-name="T2">It</text:span> is supported in the Java virtual machine via the wait and notify methods of class Objec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2" text:outline-level="2"><text:soft-page-break/>wait, notify and notifyAll</text:h>
      <text:p text:style-name="Text_20_body"/>
      <text:p text:style-name="P5">wait() causes the current thread to wait until another thread invokes the notify() method or the notifyAll() method for this object</text:p>
      <text:p text:style-name="P5"/>
      <text:p text:style-name="P6">Example:</text:p>
      <text:p text:style-name="P6">Several threads (producers) add tasks to a queue and another (consumers) retrieve them from the queue </text:p>
      <text:p text:style-name="P6"/>
      <text:p text:style-name="P6">If queue is empty, all consumers wait on the queue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2" text:outline-level="2"><text:soft-page-break/>wait and <text:span text:style-name="T3">monitor</text:span></text:h>
      <text:p text:style-name="Text_20_body"/>
      <text:p text:style-name="P7"><text:span text:style-name="T4">w</text:span>ait() method should only be called by a thread that is the owner of this object's monitor. </text:p>
      <text:p text:style-name="P7"/>
      <text:p text:style-name="P8">JVM uses so called a "Wait and Notify" monitor. </text:p>
      <text:p text:style-name="P8">In this kind of monitor, a thread that currently owns the monitor can suspend itself inside the monitor by executing a wait command. </text:p>
      <text:p text:style-name="P8"/>
      <text:p text:style-name="P9">When a thread executes a wait, it releases the monitor and enters a wait set.</text:p>
      <text:p text:style-name="P10">The thread will stay suspended in the wait set until some time after another thread executes a notify command inside the monitor.</text:p>
      <text:p text:style-name="P11">After a thread does a notify (the signal) it retains ownership of the monitor and continues executing the monitor region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Helvetica" svg:font-family="Helvetica, Arial, sans-serif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fo:font-size="15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pple-converted-space" style:family="text" style:parent-style-name="Default_20_Paragraph_20_Font"/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mw-headline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" style:font-family-asian="Calibri" style:font-family-generic-asian="system" style:font-pitch-asian="variable" style:font-name-complex="FreeSans" style:font-family-complex="FreeSans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Wingdings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="Helvetica" fo:font-family="Helvetica, Arial, sans-serif" style:font-family-generic="roman" style:font-pitch="variable" fo:font-size="10.5pt" fo:font-weight="normal" style:font-size-asian="10.5pt" style:font-weight-asian="normal"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Wingdings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="Helvetica" fo:font-family="Helvetica, Arial, sans-serif" style:font-family-generic="roman" style:font-pitch="variable" fo:font-size="10.5pt" fo:font-weight="normal" style:font-size-asian="10.5pt" style:font-weight-asian="normal"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Wingdings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Symbol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Wingdings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Symbol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" style:font-family-complex="Wingdings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6" style:num-suffix="" text:bullet-char="">
        <style:list-level-properties text:list-level-position-and-space-mode="label-alignment">
          <style:list-level-label-alignment text:label-followed-by="listtab" fo:text-indent="-0.635cm" fo:margin-left="1.349cm"/>
        </style:list-level-properties>
        <style:text-properties fo:font-family="Symbol" style:font-charset="x-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28" style:num-suffix="" text:bullet-char="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fo:font-family="Wingdings" style:font-charset="x-symbol"/>
      </text:list-level-style-bullet>
      <text:list-level-style-bullet text:level="4" text:style-name="ListLabel_20_29" style:num-suffix="" text:bullet-char="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fo:font-family="Symbol" style:font-charset="x-symbol"/>
      </text:list-level-style-bullet>
      <text:list-level-style-bullet text:level="5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31" style:num-suffix="" text:bullet-char="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fo:font-family="Wingdings" style:font-charset="x-symbol"/>
      </text:list-level-style-bullet>
      <text:list-level-style-bullet text:level="7" text:style-name="ListLabel_20_32" style:num-suffix="" text:bullet-char="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fo:font-family="Symbol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34" style:num-suffix="" text:bullet-char="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3cm" fo:page-height="21.006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9:14:51.209735803</meta:creation-date>
    <meta:generator>LibreOffice/5.4.1.2$Windows_X86_64 LibreOffice_project/ea7cb86e6eeb2bf3a5af73a8f7777ac570321527</meta:generator>
    <dc:date>2017-07-22T08:13:54.061707785</dc:date>
    <meta:editing-duration>PT1H24M</meta:editing-duration>
    <meta:editing-cycles>40</meta:editing-cycles>
    <meta:document-statistic meta:table-count="0" meta:image-count="0" meta:object-count="0" meta:page-count="4" meta:paragraph-count="20" meta:word-count="203" meta:character-count="1176" meta:non-whitespace-character-count="991"/>
  </office:meta>
</office:document-meta>
</file>